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4.143cm" fo:min-width="5.671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407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31cm" fo:min-width="4.418cm" fo:padding-top="0.151cm" fo:padding-bottom="0.151cm" fo:padding-left="0.276cm" fo:padding-right="0.27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456cm"/>
    </style:style>
    <style:style style:name="gr6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711cm" fo:min-width="0.55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6cm" fo:min-width="0cm"/>
    </style:style>
    <style:style style:name="gr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7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55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883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31cm" fo:min-width="4.418cm" fo:padding-top="0.151cm" fo:padding-bottom="0.151cm" fo:padding-left="0.276cm" fo:padding-right="0.276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1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0.731cm" fo:min-width="4.418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9" style:family="graphic" style:parent-style-name="standard">
      <style:graphic-properties svg:stroke-color="#000000" draw:fill-color="#ff0000" draw:textarea-horizontal-align="justify" draw:textarea-vertical-align="middle" draw:auto-grow-height="false" fo:min-height="0.004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21" style:family="graphic" style:parent-style-name="objectwithoutfill">
      <style:graphic-properties draw:stroke="dash" draw:stroke-dash="Fine_20_Dashed" draw:marker-end="Triangle_20_unfilled" draw:marker-end-width="0.3cm" draw:fill="none" draw:textarea-vertical-align="middle"/>
    </style:style>
    <style:style style:name="gr22" style:family="graphic" style:parent-style-name="standard">
      <style:graphic-properties svg:stroke-color="#000000" draw:fill-color="#ff0000" draw:textarea-vertical-align="middle" draw:auto-grow-height="false" fo:min-height="0.429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4cm" fo:min-width="0cm"/>
    </style:style>
    <style:style style:name="gr24" style:family="graphic" style:parent-style-name="objectwithoutfill">
      <style:graphic-properties draw:stroke="dash" draw:stroke-dash="Ultrafine_20_2_20_Dots_20_3_20_Dashes" draw:marker-end="Triangle_20_unfilled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3cm" fo:min-width="0cm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style:font-name="Ubuntu Mono" fo:font-size="14pt" style:font-size-asian="14pt" style:font-size-complex="14pt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0000"/>
      <style:paragraph-properties fo:text-align="center"/>
    </style:style>
    <style:style style:name="P12" style:family="paragraph">
      <style:paragraph-properties fo:text-align="center"/>
      <style:text-properties style:font-name="Comic Sans MS" fo:font-style="italic" style:font-style-asian="italic" style:font-style-complex="italic"/>
    </style:style>
    <style:style style:name="P13" style:family="paragraph">
      <loext:graphic-properties draw:fill="none"/>
      <style:paragraph-properties fo:text-align="center"/>
      <style:text-properties style:font-name="Comic Sans MS" fo:font-style="italic" style:font-style-asian="italic" style:font-style-complex="italic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text-position="sub 58%"/>
    </style:style>
    <style:style style:name="T2" style:family="text">
      <style:text-properties style:font-name="Ubuntu Mono"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Comic Sans MS" fo:font-style="italic" style:font-style-asian="italic" style:font-style-complex="italic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4.445cm" svg:x="0.333cm" svg:y="2.52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07cm" svg:height="0.954cm" svg:x="0.206cm" svg:y="1.381cm">
          <draw:text-box>
            <text:p>Shell</text:p>
          </draw:text-box>
        </draw:frame>
        <draw:custom-shape draw:style-name="gr3" draw:text-style-name="P3" xml:id="id1" draw:id="id1" draw:layer="layout" svg:width="5.08cm" svg:height="1.143cm" svg:x="9.096cm" svg:y="1.1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9.731cm" svg:y1="2.27cm" svg:x2="9.731cm" svg:y2="1.127cm">
          <text:p/>
        </draw:line>
        <draw:line draw:style-name="gr4" draw:text-style-name="P3" draw:layer="layout" svg:x1="10.366cm" svg:y1="2.27cm" svg:x2="10.366cm" svg:y2="1.127cm">
          <text:p/>
        </draw:line>
        <draw:line draw:style-name="gr4" draw:text-style-name="P3" draw:layer="layout" svg:x1="9.731cm" svg:y1="2.271cm" svg:x2="9.731cm" svg:y2="1.128cm">
          <text:p/>
        </draw:line>
        <draw:line draw:style-name="gr4" draw:text-style-name="P3" draw:layer="layout" svg:x1="11.001cm" svg:y1="2.27cm" svg:x2="11.001cm" svg:y2="1.127cm">
          <text:p/>
        </draw:line>
        <draw:line draw:style-name="gr4" draw:text-style-name="P3" draw:layer="layout" svg:x1="11.636cm" svg:y1="2.27cm" svg:x2="11.636cm" svg:y2="1.127cm">
          <text:p/>
        </draw:line>
        <draw:line draw:style-name="gr4" draw:text-style-name="P3" draw:layer="layout" svg:x1="12.271cm" svg:y1="2.27cm" svg:x2="12.271cm" svg:y2="1.127cm">
          <text:p/>
        </draw:line>
        <draw:line draw:style-name="gr4" draw:text-style-name="P3" draw:layer="layout" svg:x1="12.906cm" svg:y1="2.27cm" svg:x2="12.906cm" svg:y2="1.127cm">
          <text:p/>
        </draw:line>
        <draw:line draw:style-name="gr4" draw:text-style-name="P3" draw:layer="layout" svg:x1="13.541cm" svg:y1="2.27cm" svg:x2="13.541cm" svg:y2="1.127cm">
          <text:p/>
        </draw:line>
        <draw:frame draw:style-name="gr5" draw:text-style-name="P2" draw:layer="layout" svg:width="3.956cm" svg:height="0.954cm" svg:x="9.712cm" svg:y="0.238cm">
          <draw:text-box>
            <text:p>Task Queue</text:p>
          </draw:text-box>
        </draw:frame>
        <draw:custom-shape draw:style-name="gr6" draw:text-style-name="P3" draw:layer="layout" svg:width="1.524cm" svg:height="1.397cm" svg:x="17.478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397cm" svg:height="1.164cm" svg:x="17.605cm" svg:y="3.646cm">
          <draw:text-box>
            <text:p>W<text:span text:style-name="T1">1</text:span></text:p>
          </draw:text-box>
        </draw:frame>
        <draw:frame draw:style-name="gr8" draw:text-style-name="P5" draw:layer="layout" svg:width="6.255cm" svg:height="3.406cm" svg:x="0.206cm" svg:y="2.524cm">
          <draw:text-box>
            <text:p text:style-name="P4"><text:span text:style-name="T2">.&gt; res/ </text:span><text:span text:style-name="T2">= </text:span><text:span text:style-name="T2">Untar* </text:span><text:span text:style-name="T2">my.tar</text:span></text:p>
            <text:p text:style-name="P4"><text:span text:style-name="T2"/></text:p>
            <text:p text:style-name="P4"><text:span text:style-name="T2">.&gt; </text:span><text:span text:style-name="T2">$res/</text:span></text:p>
            <text:p text:style-name="P4"><text:span text:style-name="T2"><text:s text:c="2"/></text:span><text:span text:style-name="T2">d1</text:span></text:p>
            <text:p text:style-name="P4"><text:span text:style-name="T2"><text:s text:c="2"/></text:span><text:span text:style-name="T2">d2</text:span></text:p>
            <text:p text:style-name="P4"><text:span text:style-name="T2"/></text:p>
          </draw:text-box>
        </draw:frame>
        <draw:line draw:style-name="gr9" draw:text-style-name="P3" draw:layer="layout" svg:x1="0.754cm" svg:y1="8.239cm" svg:x2="7.35cm" svg:y2="8.239cm">
          <text:p/>
        </draw:line>
        <draw:line draw:style-name="gr9" draw:text-style-name="P3" draw:layer="layout" svg:x1="3.929cm" svg:y1="7.35cm" svg:x2="3.921cm" svg:y2="11.922cm">
          <text:p/>
        </draw:line>
        <draw:frame draw:style-name="gr10" draw:text-style-name="P6" draw:layer="layout" svg:width="2.225cm" svg:height="0.954cm" svg:x="1.188cm" svg:y="7.35cm">
          <draw:text-box>
            <text:p><text:span text:style-name="T3">N</text:span><text:span text:style-name="T3">a</text:span><text:span text:style-name="T3">m</text:span><text:span text:style-name="T3">e</text:span></text:p>
          </draw:text-box>
        </draw:frame>
        <draw:frame draw:style-name="gr11" draw:text-style-name="P6" draw:layer="layout" svg:width="2.051cm" svg:height="0.954cm" svg:x="4.537cm" svg:y="7.35cm">
          <draw:text-box>
            <text:p><text:span text:style-name="T3">Hash</text:span></text:p>
          </draw:text-box>
        </draw:frame>
        <draw:frame draw:style-name="gr12" draw:text-style-name="P2" draw:layer="layout" svg:width="1.56cm" svg:height="0.954cm" svg:x="1.262cm" svg:y="9.063cm">
          <draw:text-box>
            <text:p>res/</text:p>
          </draw:text-box>
        </draw:frame>
        <draw:line draw:style-name="gr4" draw:text-style-name="P3" draw:layer="layout" svg:x1="0.754cm" svg:y1="10.017cm" svg:x2="7.35cm" svg:y2="10.017cm">
          <text:p/>
        </draw:line>
        <draw:custom-shape draw:style-name="gr13" draw:text-style-name="P3" draw:layer="layout" svg:width="5.08cm" svg:height="1.143cm" svg:x="9.001cm" svg:y="6.334cm">
          <text:p text:style-name="P7">bf4c21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3" draw:layer="layout" svg:x1="14.303cm" svg:y1="1.762cm" svg:x2="17.478cm" svg:y2="3.667cm">
          <text:p/>
        </draw:line>
        <draw:path draw:style-name="gr4" draw:text-style-name="P3" draw:layer="layout" svg:width="2.597cm" svg:height="2.718cm" draw:transform="rotate (1.01211643323151) translate (4.52399999782021cm 2.26999999863739cm)" svg:viewBox="0 0 2598 2719" svg:d="M0 0c1198 0 2598 2719 2598 2719">
          <text:p/>
        </draw:path>
        <draw:line draw:style-name="gr14" draw:text-style-name="P3" draw:layer="layout" svg:x1="8.461cm" svg:y1="1.508cm" svg:x2="8.588cm" svg:y2="1.508cm">
          <text:p/>
        </draw:line>
        <draw:custom-shape draw:style-name="gr13" draw:text-style-name="P3" draw:layer="layout" svg:width="5.08cm" svg:height="1.143cm" svg:x="14.716cm" svg:y="9.722cm">
          <text:p text:style-name="P7">c6f3a1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" draw:layer="layout" svg:width="1.416cm" svg:height="0.954cm" svg:x="1.362cm" svg:y="10.017cm">
          <draw:text-box>
            <text:p>d1</text:p>
          </draw:text-box>
        </draw:frame>
        <draw:line draw:style-name="gr14" draw:text-style-name="P3" draw:layer="layout" svg:x1="8.874cm" svg:y1="7.985cm" svg:x2="6.588cm" svg:y2="5.318cm">
          <text:p/>
        </draw:line>
        <draw:frame draw:style-name="gr15" draw:text-style-name="P2" draw:layer="layout" svg:width="1.416cm" svg:height="0.954cm" svg:x="1.254cm" svg:y="11.033cm">
          <draw:text-box>
            <text:p>d2</text:p>
          </draw:text-box>
        </draw:frame>
        <draw:line draw:style-name="gr4" draw:text-style-name="P3" draw:layer="layout" svg:x1="0.754cm" svg:y1="11.033cm" svg:x2="7.35cm" svg:y2="11.033cm">
          <text:p/>
        </draw:line>
        <draw:frame draw:style-name="gr16" draw:text-style-name="P2" draw:layer="layout" svg:width="2.754cm" svg:height="0.954cm" svg:x="4.342cm" svg:y="10.079cm">
          <draw:text-box>
            <text:p text:style-name="P7">c6f3a17</text:p>
          </draw:text-box>
        </draw:frame>
        <draw:custom-shape draw:style-name="gr17" draw:text-style-name="P3" draw:layer="layout" svg:width="5.08cm" svg:height="1.143cm" svg:x="9.001cm" svg:y="7.604cm"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" draw:layer="layout" svg:width="4.202cm" svg:height="0.954cm" svg:x="9.498cm" svg:y="7.731cm">
          <draw:text-box>
            <text:p>d1 - bf4c21d </text:p>
          </draw:text-box>
        </draw:frame>
        <draw:custom-shape draw:style-name="gr17" draw:text-style-name="P3" draw:layer="layout" svg:width="5.08cm" svg:height="1.143cm" svg:x="9.001cm" svg:y="8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" draw:layer="layout" svg:width="4.202cm" svg:height="0.954cm" svg:x="9.498cm" svg:y="9.001cm">
          <draw:text-box>
            <text:p>d2 - d3c1fa4 </text:p>
          </draw:text-box>
        </draw:frame>
        <draw:custom-shape draw:style-name="gr13" draw:text-style-name="P3" draw:layer="layout" svg:width="5.08cm" svg:height="1.143cm" svg:x="19.542cm" svg:y="6.588cm">
          <text:p text:style-name="P7">d3c1fa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3" draw:layer="layout" svg:x1="18.018cm" svg:y1="5.064cm" svg:x2="17.256cm" svg:y2="9.509cm">
          <text:p/>
        </draw:line>
        <draw:frame draw:style-name="gr16" draw:text-style-name="P9" draw:layer="layout" svg:width="2.437cm" svg:height="0.721cm" svg:x="8.493cm" svg:y="5.613cm">
          <draw:text-box>
            <text:p text:style-name="P8"><text:span text:style-name="T4">Dir </text:span><text:span text:style-name="T4">Qu</text:span><text:span text:style-name="T4">eu</text:span><text:span text:style-name="T4">e</text:span></text:p>
          </draw:text-box>
        </draw:frame>
        <draw:frame draw:style-name="gr18" draw:text-style-name="P10" draw:layer="layout" svg:width="2.754cm" svg:height="0.954cm" svg:x="4.342cm" svg:y="9.128cm">
          <draw:text-box>
            <text:p text:style-name="P7">bf4c21d</text:p>
          </draw:text-box>
        </draw:frame>
        <draw:frame draw:style-name="gr16" draw:text-style-name="P2" draw:layer="layout" svg:width="2.754cm" svg:height="0.954cm" svg:x="4.215cm" svg:y="11.033cm">
          <draw:text-box>
            <text:p text:style-name="P7">d3c1fa4</text:p>
          </draw:text-box>
        </draw:frame>
        <draw:custom-shape draw:style-name="gr19" draw:text-style-name="P11" draw:layer="layout" svg:width="0.508cm" svg:height="0.508cm" svg:x="6.207cm" svg:y="0.8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1" draw:layer="layout" svg:width="0.508cm" svg:height="0.508cm" svg:x="15.605cm" svg:y="1.8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3" draw:layer="layout" svg:width="5.08cm" svg:height="1.143cm" svg:x="8.874cm" svg:y="3.286cm">
          <text:p text:style-name="P7">a64e3f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0.754cm" svg:y1="9.128cm" svg:x2="7.35cm" svg:y2="9.128cm">
          <text:p/>
        </draw:line>
        <draw:frame draw:style-name="gr16" draw:text-style-name="P2" draw:layer="layout" svg:width="2.267cm" svg:height="0.954cm" svg:x="1.146cm" svg:y="8.239cm">
          <draw:text-box>
            <text:p>my.tar</text:p>
          </draw:text-box>
        </draw:frame>
        <draw:frame draw:style-name="gr16" draw:text-style-name="P2" draw:layer="layout" svg:width="2.754cm" svg:height="0.954cm" svg:x="4.302cm" svg:y="8.239cm">
          <draw:text-box>
            <text:p text:style-name="P7">a64e3fc</text:p>
          </draw:text-box>
        </draw:frame>
        <draw:line draw:style-name="gr14" draw:text-style-name="P3" draw:layer="layout" svg:x1="14.081cm" svg:y1="3.794cm" svg:x2="17.256cm" svg:y2="4.175cm">
          <text:p/>
        </draw:line>
        <draw:line draw:style-name="gr14" draw:text-style-name="P3" draw:layer="layout" svg:x1="17.51cm" svg:y1="4.81cm" svg:x2="14.335cm" svg:y2="7.731cm">
          <text:p/>
        </draw:line>
        <draw:frame draw:style-name="gr16" draw:text-style-name="P2" draw:layer="layout" svg:width="0.853cm" svg:height="0.954cm" svg:x="14.117cm" svg:y="6.396cm">
          <draw:text-box>
            <text:p>3</text:p>
          </draw:text-box>
        </draw:frame>
        <draw:frame draw:style-name="gr20" draw:text-style-name="P2" draw:layer="layout" svg:width="0.853cm" svg:height="0.954cm" svg:x="16.621cm" svg:y="7.985cm">
          <draw:text-box>
            <text:p>4</text:p>
          </draw:text-box>
        </draw:frame>
        <draw:line draw:style-name="gr14" draw:text-style-name="P3" draw:layer="layout" svg:x1="17.764cm" svg:y1="5.064cm" svg:x2="14.335cm" svg:y2="9.382cm">
          <text:p/>
        </draw:line>
        <draw:frame draw:style-name="gr16" draw:text-style-name="P2" draw:layer="layout" svg:width="0.853cm" svg:height="0.954cm" svg:x="14.081cm" svg:y="8.112cm">
          <draw:text-box>
            <text:p>5</text:p>
          </draw:text-box>
        </draw:frame>
        <draw:frame draw:style-name="gr16" draw:text-style-name="P2" draw:layer="layout" svg:width="0.853cm" svg:height="0.954cm" svg:x="18.562cm" svg:y="2.84cm">
          <draw:text-box>
            <text:p>6</text:p>
          </draw:text-box>
        </draw:frame>
        <draw:line draw:style-name="gr21" draw:text-style-name="P3" draw:layer="layout" svg:x1="18.526cm" svg:y1="4.937cm" svg:x2="19.923cm" svg:y2="6.334cm">
          <text:p/>
        </draw:line>
        <draw:custom-shape draw:style-name="gr22" draw:text-style-name="P11" draw:layer="layout" svg:width="1.016cm" svg:height="2.159cm" svg:x="17.764cm" svg:y="3.15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6" draw:text-style-name="P3" xml:id="id2" draw:id="id2" draw:layer="layout" svg:width="1.524cm" svg:height="1.397cm" svg:x="20.685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xml:id="id3" draw:id="id3" draw:layer="layout" svg:width="1.397cm" svg:height="1.164cm" svg:x="20.812cm" svg:y="3.032cm">
          <draw:text-box>
            <text:p>W<text:span text:style-name="T1">2</text:span></text:p>
          </draw:text-box>
        </draw:frame>
        <draw:connector draw:style-name="gr14" draw:text-style-name="P3" draw:layer="layout" draw:type="curve" svg:x1="14.176cm" svg:y1="1.698cm" svg:x2="21.447cm" svg:y2="2.905cm" draw:start-shape="id1" draw:start-glue-point="1" draw:end-shape="id2" draw:end-glue-point="4" svg:d="M14176 1698c4848 0 7271 402 7271 1207" svg:viewBox="0 0 7272 1208">
          <text:p/>
        </draw:connector>
        <draw:custom-shape draw:style-name="gr19" draw:text-style-name="P11" draw:layer="layout" svg:width="0.508cm" svg:height="0.508cm" svg:x="19.542cm" svg:y="1.3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2" draw:layer="layout" svg:width="0.853cm" svg:height="0.954cm" svg:x="20.467cm" svg:y="1.316cm">
          <draw:text-box>
            <text:p>7</text:p>
          </draw:text-box>
        </draw:frame>
        <draw:custom-shape draw:style-name="gr17" draw:text-style-name="P13" xml:id="id4" draw:id="id4" draw:layer="layout" svg:width="5.08cm" svg:height="1.143cm" svg:x="19.542cm" svg:y="7.858cm">
          <text:p text:style-name="P12"><text:span text:style-name="T5">d3c1fa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3" draw:layer="layout" draw:type="curve" svg:x1="22.209cm" svg:y1="3.614cm" svg:x2="24.622cm" svg:y2="8.429cm" draw:start-shape="id3" draw:end-shape="id4" draw:end-glue-point="1" svg:d="M22209 3614c4411 0 3205 4815 2413 4815" svg:viewBox="0 0 3186 4816">
          <text:p/>
        </draw:connector>
        <draw:frame draw:style-name="gr23" draw:text-style-name="P14" draw:layer="layout" svg:width="1.704cm" svg:height="0.721cm" svg:x="23.553cm" svg:y="3.286cm">
          <draw:text-box>
            <text:p><text:span text:style-name="T6">restart</text:span></text:p>
          </draw:text-box>
        </draw:frame>
        <draw:line draw:style-name="gr24" draw:text-style-name="P3" draw:layer="layout" svg:x1="21.701cm" svg:y1="4.302cm" svg:x2="22.336cm" svg:y2="6.334cm">
          <text:p/>
        </draw:line>
        <draw:frame draw:style-name="gr16" draw:text-style-name="P14" draw:layer="layout" svg:width="1.59cm" svg:height="0.721cm" svg:x="22.463cm" svg:y="5.572cm">
          <draw:text-box>
            <text:p><text:span text:style-name="T6">purge</text:span></text:p>
          </draw:text-box>
        </draw:frame>
        <draw:frame draw:style-name="gr25" draw:text-style-name="P2" draw:layer="layout" svg:width="0.853cm" svg:height="0.954cm" svg:x="22.463cm" svg:y="3.983cm">
          <draw:text-box>
            <text:p>8</text:p>
          </draw:text-box>
        </draw:frame>
        <draw:frame draw:style-name="gr16" draw:text-style-name="P2" draw:layer="layout" svg:width="0.853cm" svg:height="0.954cm" svg:x="15.478cm" svg:y="2.651cm">
          <draw:text-box>
            <text:p>1</text:p>
          </draw:text-box>
        </draw:frame>
        <draw:frame draw:style-name="gr16" draw:text-style-name="P2" draw:layer="layout" svg:width="0.853cm" svg:height="0.954cm" svg:x="15.351cm" svg:y="3.983cm">
          <draw:text-box>
            <text:p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90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4:53:41.310695169</meta:creation-date>
    <dc:date>2017-03-01T11:54:06.462173560</dc:date>
    <meta:editing-duration>PT3H12S</meta:editing-duration>
    <meta:editing-cycles>29</meta:editing-cycles>
    <meta:generator>LibreOffice/5.3.0.3$Linux_X86_64 LibreOffice_project/30m0$Build-3</meta:generator>
    <meta:document-statistic meta:object-count="68"/>
  </office:meta>
</office:document-meta>
</file>